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KN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554cm" svg:x2="4.008cm" svg:y2="3.554cm">
          <text:p/>
        </draw:line>
        <draw:frame draw:style-name="gr4" draw:text-style-name="P4" draw:layer="layout" svg:width="1.913cm" svg:height="1.638cm" svg:x="2.465cm" svg:y="2.939cm">
          <draw:text-box>
            <text:p><text:span text:style-name="T2">rst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3.222cm" svg:height="1.167cm" svg:x="0.349cm" svg:y="7.351cm">
          <draw:text-box>
            <text:p><text:span text:style-name="T2">CPU i/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5:07:22.101972148</meta:creation-date>
    <dc:date>2020-12-28T16:48:30.015352058</dc:date>
    <meta:editing-duration>PT22M</meta:editing-duration>
    <meta:editing-cycles>12</meta:editing-cycles>
    <meta:generator>LibreOffice/6.0.7.3$Linux_X86_64 LibreOffice_project/00m0$Build-3</meta:generator>
    <meta:document-statistic meta:object-count="7"/>
  </office:meta>
</office:document-meta>
</file>